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24pt" officeooo:rsid="0011f46f" officeooo:paragraph-rsid="0011f46f" style:font-size-asian="21pt" style:font-size-complex="24pt"/>
    </style:style>
    <style:style style:name="P3" style:family="paragraph" style:parent-style-name="Standard">
      <style:text-properties fo:font-size="12pt" officeooo:rsid="001316f5" officeooo:paragraph-rsid="001316f5" style:font-size-asian="10.5pt" style:font-size-complex="12pt"/>
    </style:style>
    <style:style style:name="P4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2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40a43c" officeooo:paragraph-rsid="0040a43c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3pt" fo:font-weight="bold" officeooo:rsid="003e15ed" officeooo:paragraph-rsid="003e15ed" style:font-size-asian="11.3500003814697pt" style:font-weight-asian="bold" style:font-size-complex="13pt" style:font-weight-complex="bold"/>
    </style:style>
    <style:style style:name="P17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18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19" style:family="paragraph" style:parent-style-name="Text_20_body">
      <style:paragraph-properties fo:text-align="start" style:justify-single-word="false"/>
      <style:text-properties officeooo:paragraph-rsid="001756f7"/>
    </style:style>
    <style:style style:name="P20" style:family="paragraph" style:parent-style-name="Text_20_body">
      <style:text-properties officeooo:rsid="02e82a24" officeooo:paragraph-rsid="001756f7" style:font-size-asian="12pt"/>
    </style:style>
    <style:style style:name="P21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text-align="start" style:justify-single-word="false"/>
      <style:text-properties fo:font-size="12pt" fo:font-weight="normal" officeooo:rsid="0025668c" officeooo:paragraph-rsid="0025668c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26" style:family="paragraph" style:parent-style-name="Standard">
      <style:paragraph-properties fo:break-before="page"/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3fc1cc"/>
    </style:style>
    <style:style style:name="T20" style:family="text">
      <style:text-properties officeooo:rsid="00429d15"/>
    </style:style>
    <style:style style:name="T21" style:family="text">
      <style:text-properties officeooo:rsid="00441d00"/>
    </style:style>
    <style:style style:name="T22" style:family="text">
      <style:text-properties officeooo:rsid="0047d7ac"/>
    </style:style>
    <style:style style:name="T23" style:family="text">
      <style:text-properties officeooo:rsid="004a748d"/>
    </style:style>
    <style:style style:name="T24" style:family="text">
      <style:text-properties officeooo:rsid="004d0f9d"/>
    </style:style>
    <style:style style:name="T25" style:family="text">
      <style:text-properties officeooo:rsid="003f25a4"/>
    </style:style>
    <style:style style:name="T26" style:family="text">
      <style:text-properties officeooo:rsid="00161290"/>
    </style:style>
    <style:style style:name="T27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28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29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32" style:family="text">
      <style:text-properties officeooo:rsid="038d9d4d"/>
    </style:style>
    <style:style style:name="T33" style:family="text">
      <style:text-properties officeooo:rsid="038dd9cf"/>
    </style:style>
    <style:style style:name="T34" style:family="text">
      <style:text-properties officeooo:rsid="0025668c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Gracjan Blazejowski, 2026</text:p>
      <text:p text:style-name="P3"/>
      <text:p text:style-name="P3"/>
      <text:p text:style-name="P4">Section 1 – Reflective Learning</text:p>
      <text:p text:style-name="P4"/>
      <text:p text:style-name="P5">1(a) – Research Process</text:p>
      <text:p text:style-name="P6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7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8"/>
      <text:p text:style-name="P9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8"/>
      <text:p text:style-name="P8"/>
      <text:p text:style-name="P10"/>
      <text:p text:style-name="P11">1(<text:span text:style-name="T18">b</text:span>) – <text:span text:style-name="T18">Changed Understanding</text:span></text:p>
      <text:p text:style-name="P11"/>
      <text:p text:style-name="P11"/>
      <text:p text:style-name="P11"/>
      <text:p text:style-name="P11">1(<text:span text:style-name="T18">c</text:span>) – <text:span text:style-name="T18">Success and Failure</text:span></text:p>
      <text:p text:style-name="P11"/>
      <text:p text:style-name="P11"/>
      <text:p text:style-name="P11">1<text:span text:style-name="T18">(d</text:span>) – <text:span text:style-name="T18">Self-Motivation</text:span></text:p>
      <text:p text:style-name="P12">To maintain a high degree of motivation throughout this assessment, and avoid procrastination, I deployed several different strategies:</text:p>
      <text:p text:style-name="P12">1. Distraction minimisation</text:p>
      <text:p text:style-name="P13">To avoid bodily distractions and the feeling of a bloated stomach, as well as even out my energy levels, I delayed eating for as long as possible. As soon I woke up, I would sit down to work on this assessment, prioritising the achievement of milestones before allowing myself to indulge in high-protein food <text:span text:style-name="T19">(high-protein because carbs spike your energy levels)</text:span>.</text:p>
      <text:p text:style-name="P14">To avoid mental distractions and maintain my dopamine levels, I would turn off all redundant applications (such as Steam, or Discord), <text:span text:style-name="T20">reduce the brightness of my screen, and even reduce saturation. This </text:span><text:span text:style-name="T21">created a monotonous, but a highly reliable environment in which I could maintain my focus for much longer. </text:span></text:p>
      <text:p text:style-name="P15">To further maintain my focus, and prevent my mind from drifting off, I would utilise the rubber duck <text:span text:style-name="T22">debugging </text:span>technique <text:span text:style-name="T22">(Rubber Duck Debugging, n.d.). </text:span><text:span text:style-name="T23">By narrating my own actions, I could keep my mind anchored in the present moment, </text:span><text:span text:style-name="T24">minimising the </text:span></text:p>
      <text:p text:style-name="P13"><text:soft-page-break/></text:p>
      <text:p text:style-name="P12">To <text:span text:style-name="T25">reduce distractions – mental, bodily, and digital – I </text:span></text:p>
      <text:p text:style-name="P16"/>
      <text:p text:style-name="P11"/>
      <text:p text:style-name="P11"/>
      <text:p text:style-name="P17">Section <text:span text:style-name="T18">2</text:span> – <text:span text:style-name="T26">Ongoing Risk Management</text:span></text:p>
      <text:p text:style-name="P17"/>
      <text:p text:style-name="P17"/>
      <text:p text:style-name="P17"/>
      <text:p text:style-name="P18">References</text:p>
      <text:p text:style-name="P19"><text:span text:style-name="Strong_20_Emphasis"><text:span text:style-name="T27">GD</text:span></text:span><text:span text:style-name="Strong_20_Emphasis"><text:span text:style-name="T28">P</text:span></text:span><text:span text:style-name="Strong_20_Emphasis"><text:span text:style-name="T27">R</text:span></text:span><text:span text:style-name="T29"> (</text:span>2018<text:span text:style-name="T29">) </text:span><text:span text:style-name="Emphasis"><text:span text:style-name="T29">General Data Protection Regulation.</text:span></text:span><text:span text:style-name="T29"> Available at: </text:span><text:a xlink:type="simple" xlink:href="https://gdpr-info.eu/" text:style-name="Internet_20_link" text:visited-style-name="Visited_20_Internet_20_Link"><text:span text:style-name="T29">https://gdpr-info.eu/</text:span></text:a><text:span text:style-name="T29"> (</text:span><text:span text:style-name="T30">Accessed: </text:span><text:span text:style-name="T31">5 </text:span><text:span text:style-name="T30"><text:s/></text:span><text:span text:style-name="T31">May</text:span><text:span text:style-name="T30"> 2026</text:span><text:span text:style-name="T29">).</text:span></text:p>
      <text:p text:style-name="P20"><text:span text:style-name="Strong_20_Emphasis">Data Protection Act 2018</text:span> (2018) <text:span text:style-name="Emphasis">c.12.</text:span> London: The Stationery Office. <text:span text:style-name="T32">Available at: </text:span><text:a xlink:type="simple" xlink:href="https://www.legislation.gov.uk/ukpga/2018/12" text:style-name="Internet_20_link" text:visited-style-name="Visited_20_Internet_20_Link"><text:span text:style-name="T32">https://www.legislation.gov.uk/ukpga/2018/12</text:span></text:a><text:span text:style-name="T32"> </text:span><text:span text:style-name="T33">(Accessed: </text:span><text:span text:style-name="T34">5 May</text:span><text:span text:style-name="T33"> 2026).</text:span></text:p>
      <text:p text:style-name="P21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33">Accessed: </text:span><text:span text:style-name="T34">5</text:span><text:span text:style-name="T33"> </text:span><text:span text:style-name="T34">May</text:span><text:span text:style-name="T33"> 2026</text:span>).</text:p>
      <text:p text:style-name="P22">National Cyber Security Centre <text:span text:style-name="T35">(2021) </text:span><text:span text:style-name="T36">Top tips for staying secure online.</text:span><text:span text:style-name="T35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35">https://www.ncsc.gov.uk/collection/top-tips-for-staying-secure-online/always-back-up-your-most-important-data#section_3</text:span></text:a><text:span text:style-name="T35"> (Accessed 5 May 2026).</text:span></text:p>
      <text:p text:style-name="P23"/>
      <text:p text:style-name="P24"><text:span text:style-name="T37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24"/>
      <text:p text:style-name="P25">Rubber Duck Debugging <text:span text:style-name="T35">(n.d.) </text:span><text:span text:style-name="T36">Debugging Software with a Rubber Ducky. </text:span><text:span text:style-name="T38">Available at: </text:span><text:a xlink:type="simple" xlink:href="https://rubberduckdebugging.com/" text:style-name="Internet_20_link" text:visited-style-name="Visited_20_Internet_20_Link"><text:span text:style-name="T38">https://rubberduckdebugging.com/</text:span></text:a><text:span text:style-name="T38"> (Accessed: 5 May 2026)</text:span></text:p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5T13:53:35.478367196</dc:date>
    <meta:editing-duration>PT1H10M8S</meta:editing-duration>
    <meta:editing-cycles>51</meta:editing-cycles>
    <meta:document-statistic meta:table-count="0" meta:image-count="0" meta:object-count="0" meta:page-count="3" meta:paragraph-count="24" meta:word-count="526" meta:character-count="3700" meta:non-whitespace-character-count="3186"/>
  </office:meta>
</office:document-meta>
</file>